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Lucida Grande" svg:font-family="Lucida Grande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bottom="0.0972in" fo:line-height="115%"/>
      <style:text-properties style:font-name="Times" fo:font-size="12.0pt"/>
    </style:style>
    <style:style style:name="P3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4" style:family="paragraph" style:parent-style-name="Standard">
      <style:paragraph-properties fo:margin-left="1.0000in" fo:text-indent="-1.0000in" fo:line-height="115%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5" style:family="paragraph" style:parent-style-name="Standard">
      <style:paragraph-properties fo:margin-bottom="0.0972in" fo:margin-left="1.0000in" fo:text-indent="-1.0000in" fo:line-height="115%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6" style:family="paragraph" style:parent-style-name="Standard">
      <style:paragraph-properties fo:margin-bottom="0.0972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7" style:family="paragraph" style:parent-style-name="Standard">
      <style:paragraph-properties fo:margin-left="1.5000in" fo:text-indent="-1.5000in" fo:line-height="115%">
        <style:tab-stops>
          <style:tab-stop style:position="1.1528in"/>
          <style:tab-stop style:position="1.5000in"/>
        </style:tab-stops>
      </style:paragraph-properties>
      <style:text-properties style:font-name="Times" fo:font-size="12.0pt"/>
    </style:style>
    <style:style style:name="P8" style:family="paragraph" style:parent-style-name="Standard">
      <style:paragraph-properties fo:margin-bottom="0.0972in" fo:margin-left="1.5000in" fo:text-indent="-1.5000in" fo:line-height="115%">
        <style:tab-stops>
          <style:tab-stop style:position="1.1528in"/>
          <style:tab-stop style:position="1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Apple Color Emoji"/>
    </style:style>
    <style:style style:name="T3" style:family="text">
      <style:text-properties style:font-name="Lucida Grande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  <text:list-level-style-bullet text:level="3" text:bullet-char="•">
        <style:list-level-properties text:space-before="0.75in" text:min-label-width="0.25in"/>
      </text:list-level-style-bullet>
    </text:list-style>
    <text:list-style style:name="L3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2"><text:span text:style-name="T1">Concepto General:</text:span><text:s/>Un diseño limpio, calmado y optimista. Usaremos una paleta de colores suaves (verdes pálidos, azules claros, beige, con toques de naranja suave para energía y llamadas a la acción), tipografía clara y legible (ej. Lato, Open Sans, Montserrat), y abundante espacio en blanco para no saturar. El enfoque es ser tranquilizador y fácil de navegar.</text:p>
      <text:p text:style-name="P2"><text:span text:style-name="T1">Estructura y Elementos Visuales:</text:span></text:p>
      <text:p text:style-name="P2"><text:span text:style-name="T1">(1) Cabecera (Header)</text:span></text:p>
      <text:list text:style-name="L1">
        <text:list-item>
          <text:p text:style-name="P3"><text:span text:style-name="T1">Título Principal (</text:span>&lt;h1&gt;<text:span text:style-name="T1">):</text:span><text:s/>Nutrición para la Recuperación Después de la UCI: Fortaleciendo tu Camino a Casa </text:p>
          <text:list>
            <text:list-item>
              <text:p text:style-name="P4">Fuente grande, clara y amigable. </text:p>
            </text:list-item>
          </text:list>
        </text:list-item>
        <text:list-item>
          <text:p text:style-name="P3"><text:span text:style-name="T1">Imagen de Cabecera (Hero Image):</text:span><text:s/></text:p>
          <text:list>
            <text:list-item>
              <text:p text:style-name="P4">`` </text:p>
            </text:list-item>
            <text:list-item>
              <text:p text:style-name="P5">Objetivo: Transmitir calma, cuidado y esperanza. </text:p>
            </text:list-item>
          </text:list>
        </text:list-item>
      </text:list>
      <text:p text:style-name="P2"><text:span text:style-name="T1">(2) Introducción</text:span></text:p>
      <text:list text:style-name="L1">
        <text:list-item>
          <text:p text:style-name="P3"><text:span text:style-name="T1">Texto Introductorio:</text:span><text:s/>(El párrafo "Sabemos que superar...") </text:p>
          <text:list>
            <text:list-item>
              <text:p text:style-name="P4">Fuente legible, tamaño cómodo (ej. 16px-18px). </text:p>
            </text:list-item>
          </text:list>
        </text:list-item>
        <text:list-item>
          <text:p text:style-name="P3"><text:span text:style-name="T1">Elemento Gráfico Sutil:</text:span><text:s/></text:p>
          <text:list>
            <text:list-item>
              <text:p text:style-name="P4">[ICONO: Un pequeño icono representando 'cuidado' o 'crecimiento', como un corazón con una hoja brotando, o unas manos protectoras. Colocado discretamente al lado del texto.] </text:p>
            </text:list-item>
          </text:list>
        </text:list-item>
        <text:list-item>
          <text:p text:style-name="P3"><text:span text:style-name="T1">Sección IMPORTANTE (Disclaimer):</text:span><text:s/></text:p>
          <text:list>
            <text:list-item>
              <text:p text:style-name="P4"><text:span text:style-name="T1">Diseño:</text:span><text:s/>Encerrar este párrafo en una caja con un fondo de color suave pero distinto (ej. amarillo pálido o azul muy claro) y un borde fino. </text:p>
            </text:list-item>
            <text:list-item>
              <text:p text:style-name="P4">[ICONO: Un icono de 'información' (<text:span text:style-name="T2">ℹ️</text:span>) o 'advertencia' (<text:span text:style-name="T2">⚠️</text:span>) al inicio del párrafo para llamar la atención visual.] </text:p>
            </text:list-item>
            <text:list-item>
              <text:p text:style-name="P5">Texto en <text:span text:style-name="T1">negrita</text:span><text:s/>o ligeramente más grande para destacar su importancia. </text:p>
            </text:list-item>
          </text:list>
        </text:list-item>
      </text:list>
      <text:p text:style-name="P2"><text:span text:style-name="T1">(3) Sección Principal: Consejos Nutricionales (</text:span>&lt;section&gt;<text:span text:style-name="T1"><text:s/>o </text:span>&lt;div&gt;<text:span text:style-name="T1"><text:s/>para cada consejo)</text:span></text:p>
      <text:list text:style-name="L2">
        <text:list-item>
          <text:p text:style-name="P6"><text:span text:style-name="T1">Título General de la Sección (Opcional):</text:span><text:s/>&lt;h2&gt;Consejos Nutricionales Clave&lt;/h2&gt;</text:p>
        </text:list-item>
        <text:list-item>
          <text:p text:style-name="P6"><text:span text:style-name="T1">Diseño de Cada Consejo (Numerados del 1 al 8):</text:span><text:s/>Usar un diseño tipo "tarjeta" o secciones bien delimitadas con un encabezado claro. Se puede alternar colores de fondo muy sutiles entre consejos para mejorar la separación visual.</text:p>
          <text:list>
            <text:list-item>
              <text:p text:style-name="P5"><text:span text:style-name="T1">Consejo 1: Proteínas</text:span></text:p>
              <text:list>
                <text:list-item>
                  <text:p text:style-name="P7"><text:span text:style-name="T1">Encabezado (</text:span>&lt;h3&gt;<text:span text:style-name="T1">):</text:span><text:s/>[ICONO: Proteína - Ej: Muslo de pollo estilizado, pez, huevo] 1. Prioriza las Proteínas: ¡Son los Ladrillos de tus Músculos! </text:p>
                </text:list-item>
                <text:list-item>
                  <text:p text:style-name="P7"><text:span text:style-name="T1">Texto:</text:span><text:s/>("Por qué:", "Cómo:", "Buenas fuentes:", "Ideas prácticas:") - Usar listas (&lt;ul&gt;) para "Buenas fuentes" e "Ideas prácticas". Poner en <text:span text:style-name="T1">negrita</text:span><text:s/>los subtítulos ("Por qué:", "Cómo:", etc.). </text:p>
                </text:list-item>
                <text:list-item>
                  <text:p text:style-name="P7">[IMAGEN/ILUSTRACIÓN PEQUEÑA: Un collage discreto o fila de iconos mostrando variedad de fuentes de proteína: pollo, pescado, huevo, legumbres, lácteos.] </text:p>
                </text:list-item>
              </text:list>
            </text:list-item>
            <text:list-item>
              <text:p text:style-name="P5"><text:span text:style-name="T1">Consejo 2: Calorías</text:span></text:p>
              <text:list>
                <text:list-item>
                  <text:p text:style-name="P7"><text:span text:style-name="T1">Encabezado (</text:span>&lt;h3&gt;<text:span text:style-name="T1">):</text:span><text:s/>[ICONO: Energía/Calorías - Ej: Llama estilizada, rayo de energía, aguacate] 2. No Escatimes en Calorías: ¡Necesitas Energía para Sanar! </text:p>
                </text:list-item>
                <text:list-item>
                  <text:p text:style-name="P7"><text:span text:style-name="T1">Texto:</text:span><text:s/>(Similar estructura con listas y negritas). </text:p>
                </text:list-item>
                <text:list-item>
                  <text:p text:style-name="P7">[IMAGEN/ILUSTRACIÓN PEQUEÑA: Imagen apetitosa de alimentos densos en energía: un aguacate abierto, un chorro de aceite de oliva, un bol con frutos secos y yogur.] </text:p>
                </text:list-item>
              </text:list>
            </text:list-item>
            <text:list-item>
              <text:p text:style-name="P5"><text:span text:style-name="T1">Consejo 3: Comidas Pequeñas y Frecuentes</text:span></text:p>
              <text:list>
                <text:list-item>
                  <text:p text:style-name="P7"><text:span text:style-name="T1">Encabezado (</text:span>&lt;h3&gt;<text:span text:style-name="T1">):</text:span><text:s/>[ICONO: Frecuencia/Porciones - Ej: Reloj, varios platos pequeños] 3. Comidas Pequeñas y Frecuentes: Más Fácil y Mejor Tolerado </text:p>
                </text:list-item>
                <text:list-item>
                  <text:p text:style-name="P7"><text:span text:style-name="T1">Texto:</text:span><text:s/>(Similar estructura). </text:p>
                </text:list-item>
                <text:list-item>
                  <text:p text:style-name="P7">[GRÁFICO SIMPLE: Una línea de tiempo visual con 5-6 pequeños puntos representando comidas/snacks a lo largo del día, en contraste con 3 puntos grandes.] </text:p>
                </text:list-item>
              </text:list>
            </text:list-item>
            <text:list-item>
              <text:p text:style-name="P5"><text:span text:style-name="T1">Consejo 4: Adaptar Textura</text:span></text:p>
              <text:list>
                <text:list-item>
                  <text:p text:style-name="P7"><text:span text:style-name="T1">Encabezado (</text:span>&lt;h3&gt;<text:span text:style-name="T1">):</text:span><text:s/>[ICONO: Textura/Fácil de comer - Ej: Bol de puré, batidora] 4. Adapta la Textura si es Necesario: Comer Debe Ser Seguro </text:p>
                </text:list-item>
                <text:list-item>
                  <text:p text:style-name="P7"><text:span text:style-name="T1">Texto:</text:span><text:s/>(Similar estructura). Destacar la sección ¡Importante! sobre disfagia. </text:p>
                </text:list-item>
                <text:list-item>
                  <text:p text:style-name="P7"><text:span text:style-name="T1">Alerta Visual:</text:span><text:s/>La caja ¡Importante! aquí debe tener un borde más llamativo (quizás rojo suave o naranja) y el icono <text:span text:style-name="T2">⚠️</text:span>. </text:p>
                </text:list-item>
                <text:list-item>
                  <text:p text:style-name="P7">[IMAGEN/ILUSTRACIÓN PEQUEÑA: Comparativa visual simple: un plato con comida sólida vs. un bol con puré cremoso y un vaso con líquido espesado.] </text:p>
                </text:list-item>
              </text:list>
            </text:list-item>
            <text:list-item>
              <text:p text:style-name="P5"><text:span text:style-name="T1">Consejo 5: Hidratación</text:span></text:p>
              <text:list>
                <text:list-item>
                  <text:p text:style-name="P7"><text:span text:style-name="T1">Encabezado (</text:span>&lt;h3&gt;<text:span text:style-name="T1">):</text:span><text:s/>[ICONO: Hidratación - Ej: Gota de agua, vaso con agua] 5. La Hidratación es Clave: No te Olvides de Beber </text:p>
                </text:list-item>
                <text:list-item>
                  <text:p text:style-name="P7"><text:span text:style-name="T1">Texto:</text:span><text:s/>(Similar estructura). Destacar la Atención: sobre restricciones de líquidos con un icono <text:span text:style-name="T2">ℹ️</text:span>. </text:p>
                </text:list-item>
                <text:list-item>
                  <text:p text:style-name="P7">[IMAGEN/ILUSTRACIÓN PEQUEÑA: Vaso de agua con limón, taza de infusión humeante, bol de caldo claro.] </text:p>
                </text:list-item>
              </text:list>
            </text:list-item>
            <text:list-item>
              <text:p text:style-name="P5"><text:span text:style-name="T1">Consejo 6: Vitaminas y Minerales</text:span></text:p>
              <text:list>
                <text:list-item>
                  <text:p text:style-name="P7"><text:span text:style-name="T1">Encabezado (</text:span>&lt;h3&gt;<text:span text:style-name="T1">):</text:span><text:s/>[ICONO: Vitaminas/Variedad - Ej: Manzana y zanahoria, arcoíris de alimentos] 6. Vitaminas y Minerales: Pequeños Ayudantes Esenciales </text:p>
                </text:list-item>
                <text:list-item>
                  <text:p text:style-name="P7"><text:span text:style-name="T1">Texto:</text:span><text:s/>(Similar estructura). </text:p>
                </text:list-item>
                <text:list-item>
                  <text:p text:style-name="P7">[IMAGEN/ILUSTRACIÓN PEQUEÑA: Una composición colorida y atractiva de diversas frutas y verduras frescas.] </text:p>
                </text:list-item>
              </text:list>
            </text:list-item>
            <text:list-item>
              <text:p text:style-name="P5"><text:span text:style-name="T1">Consejo 7: Suplementos Nutricionales</text:span></text:p>
              <text:list>
                <text:list-item>
                  <text:p text:style-name="P7"><text:span text:style-name="T1">Encabezado (</text:span>&lt;h3&gt;<text:span text:style-name="T1">):</text:span><text:s/>[ICONO: Suplementos/Ayuda extra - Ej: Botella de batido nutricional, símbolo médico '+'] 7. Suplementos Nutricionales Orales: Una Ayuda Extra si es Necesaria </text:p>
                </text:list-item>
                <text:list-item>
                  <text:p text:style-name="P7"><text:span text:style-name="T1">Texto:</text:span><text:s/>(Similar estructura). Destacar la sección Importante: sobre prescripción médica. </text:p>
                </text:list-item>
                <text:list-item>
                  <text:p text:style-name="P7"><text:span text:style-name="T1">Énfasis Visual:</text:span><text:s/>Añadir un icono de 'prescripción' <text:span text:style-name="T3">℞</text:span><text:s/>o 'médico' junto a la advertencia de supervisión profesional. </text:p>
                </text:list-item>
                <text:list-item>
                  <text:p text:style-name="P7">[IMAGEN/ILUSTRACIÓN PEQUEÑA: Imagen genérica y neutra de envases de suplementos nutricionales orales (sin marcas visibles).] </text:p>
                </text:list-item>
              </text:list>
            </text:list-item>
            <text:list-item>
              <text:p text:style-name="P5"><text:span text:style-name="T1">Consejo 8: Escucha a tu Cuerpo y Sé Paciente</text:span></text:p>
              <text:list>
                <text:list-item>
                  <text:p text:style-name="P7"><text:span text:style-name="T1">Encabezado (</text:span>&lt;h3&gt;<text:span text:style-name="T1">):</text:span><text:s/>[ICONO: Bienestar/Paciencia - Ej: Persona relajada, corazón, caracol (simbolizando lentitud)] 8. Escucha a tu Cuerpo y Sé Paciente </text:p>
                </text:list-item>
                <text:list-item>
                  <text:p text:style-name="P7"><text:span text:style-name="T1">Texto:</text:span><text:s/>(Similar estructura). </text:p>
                </text:list-item>
                <text:list-item>
                  <text:p text:style-name="P8">[IMAGEN/ILUSTRACIÓN PEQUEÑA: Imagen que inspire calma y apoyo: manos que se ayudan, una persona descansando tranquilamente, una pequeña planta brotando.] </text:p>
                </text:list-item>
              </text:list>
            </text:list-item>
          </text:list>
        </text:list-item>
      </text:list>
      <text:p text:style-name="P2"><text:span text:style-name="T1">(4) Resumen</text:span></text:p>
      <text:list text:style-name="L1">
        <text:list-item>
          <text:p text:style-name="P3"><text:span text:style-name="T1">Título (</text:span>&lt;h2&gt;<text:span text:style-name="T1"><text:s/>o </text:span>&lt;h3&gt;<text:span text:style-name="T1">):</text:span><text:s/>En Resumen: Tus Claves Nutricionales </text:p>
        </text:list-item>
        <text:list-item>
          <text:p text:style-name="P3"><text:span text:style-name="T1">Diseño:</text:span><text:s/>Una sección destacada, quizás con un fondo de color ligeramente diferente o un borde. </text:p>
        </text:list-item>
        <text:list-item>
          <text:p text:style-name="P3"><text:span text:style-name="T1">Texto:</text:span><text:s/>Presentar los puntos clave (proteína, energía, textura, etc.) como una lista de verificación. </text:p>
          <text:list>
            <text:list-item>
              <text:p text:style-name="P5">[ICONO: Checkmark <text:span text:style-name="T2">✅</text:span>] al lado de cada punto clave para reforzar la idea de resumen práctico. </text:p>
            </text:list-item>
          </text:list>
        </text:list-item>
      </text:list>
      <text:p text:style-name="P2"><text:span text:style-name="T1">(5) Llamada a la Acción Final (Reiteración del Disclaimer)</text:span></text:p>
      <text:list text:style-name="L3">
        <text:list-item>
          <text:p text:style-name="P3"><text:span text:style-name="T1">Título (</text:span>&lt;h2&gt;<text:span text:style-name="T1"><text:s/>o </text:span>&lt;h3&gt;<text:span text:style-name="T1">):</text:span><text:s/>Recuerda: Tu Salud es lo Primero </text:p>
        </text:list-item>
        <text:list-item>
          <text:p text:style-name="P3"><text:span text:style-name="T1">Texto:</text:span><text:s/>(El párrafo final "Recuerda siempre: Habla con tu equipo médico...") </text:p>
        </text:list-item>
        <text:list-item>
          <text:p text:style-name="P3"><text:span text:style-name="T1">Diseño:</text:span><text:s/>Centrado, en una caja destacada, o con un tamaño de fuente ligeramente mayor. </text:p>
        </text:list-item>
        <text:list-item>
          <text:p text:style-name="P3">[ICONO: Equipo médico/Contacto - Ej: Estetoscopio, teléfono, figura de médico/nutricionista] - Colocado prominentemente cerca del texto. </text:p>
        </text:list-item>
        <text:list-item>
          <text:p text:style-name="P6"><text:span text:style-name="T1">Última Frase:</text:span><text:s/>¡Estás en el camino de la recuperación y la nutrición es tu gran aliada! - Quizás en cursiva o un color diferente para dar un toque final de ánimo. </text:p>
        </text:list-item>
      </text:list>
      <text:p text:style-name="P2"><text:span text:style-name="T1">(6) Pie de Página (Footer)</text:span></text:p>
      <text:list text:style-name="L3">
        <text:list-item>
          <text:p text:style-name="P6">Información estándar: Copyright, enlaces a política de privacidad, accesibilidad, etc. </text:p>
        </text:list-item>
      </text:list>
      <text:p text:style-name="P2"><text:span text:style-name="T1">Consideraciones Adicionales:</text:span></text:p>
      <text:list text:style-name="L3">
        <text:list-item>
          <text:p text:style-name="P3"><text:span text:style-name="T1">Responsividad:</text:span><text:s/>El diseño debe adaptarse perfectamente a móviles y tablets. Las tarjetas de consejos podrían apilarse verticalmente en pantallas pequeñas. </text:p>
        </text:list-item>
        <text:list-item>
          <text:p text:style-name="P3"><text:span text:style-name="T1">Accesibilidad:</text:span><text:s/>Usar alt text descriptivo para todas las imágenes e iconos. Asegurar suficiente contraste entre texto y fondo. Permitir ajustar el tamaño del texto. </text:p>
        </text:list-item>
        <text:list-item>
          <text:p text:style-name="P6"><text:span text:style-name="T1">Interactividad (Opcional):</text:span><text:s/>Se podrían hacer las secciones de "Ideas prácticas" desplegables para no alargar demasiado cada punto inicialmente. </text:p>
        </text:list-item>
      </text:list>
      <text:p text:style-name="P2">Este enfoque visual busca equilibrar la información esencial con un diseño que sea fácil de digerir, tranquilizador y motivador para alguien en una situación de fragilidad. ¡Espero que sirva de inspiración!</text:p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5</meta:generator>
  </office:meta>
</office:document-meta>
</file>